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Hyperlink" style:data-style-name="N0">
      <style:table-cell-properties fo:background-color="transparent"/>
      <style:text-properties fo:color="#0563C1" style:text-underline-style="solid" style:text-underline-type="single"/>
    </style:style>
    <style:style style:name="ce5" style:family="table-cell" style:parent-style-name="Default" style:data-style-name="N2"/>
    <style:style style:name="co1" style:family="table-column">
      <style:table-column-properties fo:break-before="auto" style:column-width="1.83444444444444cm"/>
    </style:style>
    <style:style style:name="co2" style:family="table-column">
      <style:table-column-properties fo:break-before="auto" style:column-width="2.7869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1/ H -&gt; invi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7-023</text:p>
          </table:table-cell>
          <table:table-cell table:style-name="ce1"/>
          <table:table-cell office:value-type="string" table:style-name="ce1">
            <text:p>V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2/ Combination: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7-031</text:p>
          </table:table-cell>
          <table:table-cell table:style-name="ce1"/>
          <table:table-cell office:value-type="string" table:style-name="ce1">
            <text:p>V</text:p>
          </table:table-cell>
          <table:table-cell office:value-type="string" table:style-name="ce1">
            <text:p>How to include correlatio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3/ ttH</text:p>
          </table:table-cell>
          <table:table-cell table:number-columns-repeated="16383" table:style-name="ce1"/>
        </table:table-row>
        <table:table-row table:style-name="ro1">
          <table:table-cell table:number-columns-repeated="11" table:style-name="ce1"/>
          <table:table-cell office:value-type="string" table:style-name="ce1">
            <text:p>Efficiencies</text:p>
          </table:table-cell>
          <table:table-cell table:number-columns-repeated="16372" table:style-name="ce1"/>
        </table:table-row>
        <table:table-row table:style-name="ro1">
          <table:table-cell table:style-name="ce3"/>
          <table:table-cell office:value-type="string" table:style-name="ce1">
            <text:p>HIG 17-018</text:p>
          </table:table-cell>
          <table:table-cell table:number-columns-repeated="9" table:style-name="ce3"/>
          <table:table-cell office:value-type="string" table:style-name="ce3">
            <text:p>tautau</text:p>
          </table:table-cell>
          <table:table-cell office:value-type="string" table:style-name="ce3">
            <text:p>ZZ</text:p>
          </table:table-cell>
          <table:table-cell office:value-type="string" table:style-name="ce3">
            <text:p>WW</text:p>
          </table:table-cell>
          <table:table-cell table:number-columns-repeated="3" table:style-name="ce3"/>
          <table:table-cell table:number-columns-repeated="16367"/>
        </table:table-row>
        <table:table-row table:style-name="ro1">
          <table:table-cell table:style-name="ce3"/>
          <table:table-cell office:value-type="string" table:style-name="ce4">
            <text:p><text:a xlink:href="http://cms-results.web.cern.ch/cms-results/public-results/publications/HIG-17-018/index.html#Figure_006">Figure 6</text:a></text:p>
          </table:table-cell>
          <table:table-cell table:style-name="ce3"/>
          <table:table-cell office:value-type="string" table:style-name="ce3">
            <text:p>1l 2tau</text:p>
          </table:table-cell>
          <table:table-cell office:value-type="float" office:value="-1.52" table:style-name="ce3">
            <text:p>-1.52</text:p>
          </table:table-cell>
          <table:table-cell office:value-type="float" office:value="1.76" table:style-name="ce3">
            <text:p>1.76</text:p>
          </table:table-cell>
          <table:table-cell office:value-type="float" office:value="1.72" table:style-name="ce3">
            <text:p>1.72</text:p>
          </table:table-cell>
          <table:table-cell table:style-name="ce3"/>
          <table:table-cell office:value-type="float" office:value="4.5999999999999999E-2" table:style-name="ce4">
            <text:p>0.046</text:p>
          </table:table-cell>
          <table:table-cell office:value-type="float" office:value="3.7999999999999999E-2" table:style-name="ce3">
            <text:p>0.038</text:p>
          </table:table-cell>
          <table:table-cell office:value-type="string" table:style-name="ce3">
            <text:p><text:s/></text:p>
          </table:table-cell>
          <table:table-cell office:value-type="float" office:value="0.95399999999999996" table:formula="of:=1-[.I9]" table:style-name="ce3">
            <text:p>0.954</text:p>
          </table:table-cell>
          <table:table-cell office:value-type="float" office:value="8.0000000000000002E-3" table:formula="of:=[.I9]-[.J9]" table:style-name="ce3">
            <text:p>0.008</text:p>
          </table:table-cell>
          <table:table-cell office:value-type="float" office:value="3.7999999999999999E-2" table:formula="of:=[.J9]" table:style-name="ce3">
            <text:p>0.038</text:p>
          </table:table-cell>
          <table:table-cell office:value-type="float" office:value="1" table:formula="of:=SUM([.L9:.N9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2l 0tau</text:p>
          </table:table-cell>
          <table:table-cell office:value-type="float" office:value="1.61" table:style-name="ce3">
            <text:p>1.61</text:p>
          </table:table-cell>
          <table:table-cell office:value-type="float" office:value="0.57999999999999996" table:style-name="ce3">
            <text:p>0.58</text:p>
          </table:table-cell>
          <table:table-cell office:value-type="float" office:value="0.51" table:style-name="ce3">
            <text:p>0.51</text:p>
          </table:table-cell>
          <table:table-cell table:style-name="ce3"/>
          <table:table-cell office:value-type="float" office:value="0.82199999999999995" table:style-name="ce3">
            <text:p>0.822</text:p>
          </table:table-cell>
          <table:table-cell office:value-type="float" office:value="0.79400000000000004" table:style-name="ce3">
            <text:p>0.794</text:p>
          </table:table-cell>
          <table:table-cell table:style-name="ce3"/>
          <table:table-cell office:value-type="float" office:value="0.17800000000000005" table:formula="of:=1-[.I10]" table:style-name="ce3">
            <text:p>0.178</text:p>
          </table:table-cell>
          <table:table-cell office:value-type="float" office:value="2.7999999999999914E-2" table:formula="of:=[.I10]-[.J10]" table:style-name="ce3">
            <text:p>0.028</text:p>
          </table:table-cell>
          <table:table-cell office:value-type="float" office:value="0.79400000000000004" table:formula="of:=[.J10]" table:style-name="ce3">
            <text:p>0.794</text:p>
          </table:table-cell>
          <table:table-cell office:value-type="float" office:value="1" table:formula="of:=SUM([.L10:.N10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2l 1tau</text:p>
          </table:table-cell>
          <table:table-cell office:value-type="float" office:value="0.94" table:style-name="ce3">
            <text:p>0.94</text:p>
          </table:table-cell>
          <table:table-cell office:value-type="float" office:value="0.8" table:style-name="ce3">
            <text:p>0.8</text:p>
          </table:table-cell>
          <table:table-cell office:value-type="float" office:value="0.67" table:style-name="ce3">
            <text:p>0.67</text:p>
          </table:table-cell>
          <table:table-cell table:style-name="ce3"/>
          <table:table-cell office:value-type="float" office:value="0.441" table:style-name="ce3">
            <text:p>0.441</text:p>
          </table:table-cell>
          <table:table-cell office:value-type="float" office:value="0.42499999999999999" table:style-name="ce3">
            <text:p>0.425</text:p>
          </table:table-cell>
          <table:table-cell table:style-name="ce3"/>
          <table:table-cell office:value-type="float" office:value="0.55899999999999994" table:formula="of:=1-[.I11]" table:style-name="ce3">
            <text:p>0.559</text:p>
          </table:table-cell>
          <table:table-cell office:value-type="float" office:value="1.6000000000000014E-2" table:formula="of:=[.I11]-[.J11]" table:style-name="ce3">
            <text:p>0.016</text:p>
          </table:table-cell>
          <table:table-cell office:value-type="float" office:value="0.42499999999999999" table:formula="of:=[.J11]" table:style-name="ce3">
            <text:p>0.425</text:p>
          </table:table-cell>
          <table:table-cell office:value-type="float" office:value="1" table:formula="of:=SUM([.L11:.N11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3l</text:p>
          </table:table-cell>
          <table:table-cell office:value-type="float" office:value="0.82" table:style-name="ce3">
            <text:p>0.82</text:p>
          </table:table-cell>
          <table:table-cell office:value-type="float" office:value="0.77" table:style-name="ce3">
            <text:p>0.77</text:p>
          </table:table-cell>
          <table:table-cell office:value-type="float" office:value="0.71" table:style-name="ce3">
            <text:p>0.71</text:p>
          </table:table-cell>
          <table:table-cell table:style-name="ce3"/>
          <table:table-cell office:value-type="float" office:value="0.83199999999999996" table:style-name="ce3">
            <text:p>0.832</text:p>
          </table:table-cell>
          <table:table-cell office:value-type="float" office:value="0.78300000000000003" table:style-name="ce3">
            <text:p>0.783</text:p>
          </table:table-cell>
          <table:table-cell table:style-name="ce3"/>
          <table:table-cell office:value-type="float" office:value="0.16800000000000004" table:formula="of:=1-[.I12]" table:style-name="ce3">
            <text:p>0.168</text:p>
          </table:table-cell>
          <table:table-cell office:value-type="float" office:value="4.8999999999999932E-2" table:formula="of:=[.I12]-[.J12]" table:style-name="ce3">
            <text:p>0.049</text:p>
          </table:table-cell>
          <table:table-cell office:value-type="float" office:value="0.78300000000000003" table:formula="of:=[.J12]" table:style-name="ce3">
            <text:p>0.783</text:p>
          </table:table-cell>
          <table:table-cell office:value-type="float" office:value="1" table:formula="of:=SUM([.L12:.N12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3l 1tau</text:p>
          </table:table-cell>
          <table:table-cell office:value-type="float" office:value="1.34" table:style-name="ce3">
            <text:p>1.34</text:p>
          </table:table-cell>
          <table:table-cell office:value-type="float" office:value="1.42" table:style-name="ce3">
            <text:p>1.42</text:p>
          </table:table-cell>
          <table:table-cell office:value-type="float" office:value="1.07" table:style-name="ce3">
            <text:p>1.07</text:p>
          </table:table-cell>
          <table:table-cell table:style-name="ce3"/>
          <table:table-cell office:value-type="float" office:value="0.42699999999999999" table:style-name="ce3">
            <text:p>0.427</text:p>
          </table:table-cell>
          <table:table-cell office:value-type="float" office:value="0.378" table:style-name="ce3">
            <text:p>0.378</text:p>
          </table:table-cell>
          <table:table-cell table:style-name="ce3"/>
          <table:table-cell office:value-type="float" office:value="0.57299999999999995" table:formula="of:=1-[.I13]" table:style-name="ce3">
            <text:p>0.573</text:p>
          </table:table-cell>
          <table:table-cell office:value-type="float" office:value="4.8999999999999988E-2" table:formula="of:=[.I13]-[.J13]" table:style-name="ce3">
            <text:p>0.049</text:p>
          </table:table-cell>
          <table:table-cell office:value-type="float" office:value="0.378" table:formula="of:=[.J13]" table:style-name="ce3">
            <text:p>0.378</text:p>
          </table:table-cell>
          <table:table-cell office:value-type="float" office:value="0.99999999999999989" table:formula="of:=SUM([.L13:.N13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4l</text:p>
          </table:table-cell>
          <table:table-cell office:value-type="float" office:value="0.56999999999999995" table:style-name="ce3">
            <text:p>0.57</text:p>
          </table:table-cell>
          <table:table-cell office:value-type="float" office:value="2.29" table:style-name="ce3">
            <text:p>2.29</text:p>
          </table:table-cell>
          <table:table-cell office:value-type="float" office:value="1.57" table:style-name="ce3">
            <text:p>1.57</text:p>
          </table:table-cell>
          <table:table-cell table:style-name="ce3"/>
          <table:table-cell office:value-type="float" office:value="0.83799999999999997" table:style-name="ce3">
            <text:p>0.838</text:p>
          </table:table-cell>
          <table:table-cell office:value-type="float" office:value="0.72299999999999998" table:style-name="ce3">
            <text:p>0.723</text:p>
          </table:table-cell>
          <table:table-cell table:style-name="ce3"/>
          <table:table-cell office:value-type="float" office:value="0.16200000000000003" table:formula="of:=1-[.I14]" table:style-name="ce3">
            <text:p>0.162</text:p>
          </table:table-cell>
          <table:table-cell office:value-type="float" office:value="0.11499999999999999" table:formula="of:=[.I14]-[.J14]" table:style-name="ce3">
            <text:p>0.115</text:p>
          </table:table-cell>
          <table:table-cell office:value-type="float" office:value="0.72299999999999998" table:formula="of:=[.J14]" table:style-name="ce3">
            <text:p>0.723</text:p>
          </table:table-cell>
          <table:table-cell office:value-type="float" office:value="1" table:formula="of:=SUM([.L14:.N14])" table:style-name="ce3">
            <text:p>1</text:p>
          </table:table-cell>
          <table:table-cell table:number-columns-repeated="2" table:style-name="ce3"/>
          <table:table-cell table:number-columns-repeated="16367"/>
        </table:table-row>
        <table:table-row table:style-name="ro1">
          <table:table-cell table:number-columns-repeated="17" table:style-name="ce3"/>
          <table:table-cell table:number-columns-repeated="16367"/>
        </table:table-row>
        <table:table-row table:style-name="ro1">
          <table:table-cell table:number-columns-repeated="3" table:style-name="ce3"/>
          <table:table-cell office:value-type="string" table:style-name="ce3">
            <text:p>central</text:p>
          </table:table-cell>
          <table:table-cell office:value-type="string" table:style-name="ce3">
            <text:p>+</text:p>
          </table:table-cell>
          <table:table-cell office:value-type="string" table:style-name="ce3">
            <text:p>-</text:p>
          </table:table-cell>
          <table:table-cell table:number-columns-repeated="11" table:style-name="ce3"/>
          <table:table-cell table:number-columns-repeated="16367"/>
        </table:table-row>
        <table:table-row table:style-name="ro1">
          <table:table-cell office:value-type="string" table:style-name="ce1">
            <text:p>36fb</text:p>
          </table:table-cell>
          <table:table-cell office:value-type="string" table:style-name="ce1">
            <text:p>HIG 17-018</text:p>
          </table:table-cell>
          <table:table-cell office:value-type="string" table:style-name="ce1">
            <text:p>H -&gt; tautau</text:p>
          </table:table-cell>
          <table:table-cell office:value-type="float" office:value="0.15" table:style-name="ce1">
            <text:p>0.15</text:p>
          </table:table-cell>
          <table:table-cell office:value-type="float" office:value="1.07" table:style-name="ce1">
            <text:p>1.07</text:p>
          </table:table-cell>
          <table:table-cell office:value-type="float" office:value="0.91" table:style-name="ce1">
            <text:p>0.91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HIG-17-003</text:p>
          </table:table-cell>
          <table:table-cell office:value-type="string" table:style-name="ce1">
            <text:p>H -&gt; tau</text:p>
          </table:table-cell>
          <table:table-cell office:value-type="string" table:style-name="ce1">
            <text:p>WRONG? Same as 17-01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HIG 17-035</text:p>
          </table:table-cell>
          <table:table-cell office:value-type="string" table:style-name="ce1">
            <text:p>H -&gt; tautau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0900000000000001" table:style-name="ce1">
            <text:p>1.09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HIG 17-035</text:p>
          </table:table-cell>
          <table:table-cell office:value-type="string" table:style-name="ce1">
            <text:p>H-&gt;bb</text:p>
          </table:table-cell>
          <table:table-cell office:value-type="float" office:value="0.82" table:style-name="ce1">
            <text:p>0.82</text:p>
          </table:table-cell>
          <table:table-cell office:value-type="float" office:value="0.44" table:style-name="ce1">
            <text:p>0.44</text:p>
          </table:table-cell>
          <table:table-cell office:value-type="float" office:value="0.42" table:style-name="ce1">
            <text:p>0.42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HIG-17-026</text:p>
          </table:table-cell>
          <table:table-cell office:value-type="string" table:style-name="ce1">
            <text:p>H-&gt;bb</text:p>
          </table:table-cell>
          <table:table-cell office:value-type="float" office:value="0.72" table:style-name="ce1">
            <text:p>0.72</text:p>
          </table:table-cell>
          <table:table-cell office:value-type="float" office:value="0.45" table:style-name="ce1">
            <text:p>0.45</text:p>
          </table:table-cell>
          <table:table-cell office:value-type="float" office:value="0.45" table:style-name="ce1">
            <text:p>0.4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4fb</text:p>
          </table:table-cell>
          <table:table-cell office:value-type="string" table:style-name="ce1">
            <text:p>HIG 18-016</text:p>
          </table:table-cell>
          <table:table-cell office:value-type="string" table:style-name="ce1">
            <text:p>H-&gt;bb</text:p>
          </table:table-cell>
          <table:table-cell office:value-type="float" office:value="0.85" table:style-name="ce1">
            <text:p>0.85</text:p>
          </table:table-cell>
          <table:table-cell office:value-type="float" office:value="0.44" table:style-name="ce5">
            <text:p>0.44</text:p>
          </table:table-cell>
          <table:table-cell office:value-type="float" office:value="0.44" table:style-name="ce5">
            <text:p>0.4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4/ H -&gt; tautau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8-0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5/ H -&gt; WW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6-04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5/ H -&gt; ZZ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6-041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HIG-18-001</text:p>
          </table:table-cell>
          <table:table-cell office:value-type="string" table:style-name="ce1">
            <text:p>Which one shall we collect?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5/ H -&gt; gammagamma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-16-0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4/ H -&gt; bb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HIG 18-016</text:p>
          </table:table-cell>
          <table:table-cell office:value-type="string" table:style-name="ce1">
            <text:p>Added to data</text:p>
          </table:table-cell>
          <table:table-cell table:style-name="ce1"/>
          <table:table-cell table:number-columns-repeated="2" table:style-name="ce5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lidation</text:p>
          </table:table-cell>
          <table:table-cell table:number-columns-repeated="16383" table:style-name="ce1"/>
        </table:table-row>
        <table:table-row table:style-name="ro1">
          <table:table-cell table:number-columns-repeated="4" table:style-name="ce1"/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</text:p>
          </table:table-cell>
          <table:table-cell office:value-type="string" table:style-name="ce1">
            <text:p>xc</text:p>
          </table:table-cell>
          <table:table-cell office:value-type="string" table:style-name="ce1">
            <text:p>yc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">
            <text:p>HIG-16-040</text:p>
          </table:table-cell>
          <table:table-cell office:value-type="string" table:style-name="ce1">
            <text:p>Diff</text:p>
          </table:table-cell>
          <table:table-cell office:value-type="string" table:style-name="ce1">
            <text:p>Me</text:p>
          </table:table-cell>
          <table:table-cell office:value-type="float" office:value="28.370483579999998" table:style-name="ce1">
            <text:p>28.37048358</text:p>
          </table:table-cell>
          <table:table-cell office:value-type="float" office:value="3.9492047299999999" table:style-name="ce1">
            <text:p>3.94920473</text:p>
          </table:table-cell>
          <table:table-cell office:value-type="float" office:value="3.9602208499999998" table:style-name="ce1">
            <text:p>3.96022085</text:p>
          </table:table-cell>
          <table:table-cell office:value-type="float" office:value="1.21572977" table:style-name="ce1">
            <text:p>1.21572977</text:p>
          </table:table-cell>
          <table:table-cell office:value-type="float" office:value="1.21859933" table:style-name="ce1">
            <text:p>1.21859933</text:p>
          </table:table-cell>
          <table:table-cell table:number-columns-repeated="16375"/>
        </table:table-row>
        <table:table-row table:style-name="ro1">
          <table:table-cell table:number-columns-repeated="3" table:style-name="ce1"/>
          <table:table-cell office:value-type="string" table:style-name="ce1">
            <text:p>Liliths</text:p>
          </table:table-cell>
          <table:table-cell office:value-type="float" office:value="32.96" table:style-name="ce1">
            <text:p>32.96</text:p>
          </table:table-cell>
          <table:table-cell office:value-type="float" office:value="4.8940000000000001" table:style-name="ce1">
            <text:p>4.894</text:p>
          </table:table-cell>
          <table:table-cell office:value-type="float" office:value="4.1429999999999998" table:style-name="ce1">
            <text:p>4.143</text:p>
          </table:table-cell>
          <table:table-cell office:value-type="float" office:value="1.2070000000000001" table:style-name="ce1">
            <text:p>1.207</text:p>
          </table:table-cell>
          <table:table-cell office:value-type="float" office:value="1.07" table:style-name="ce1">
            <text:p>1.07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HIG-17-031</text:p>
          </table:table-cell>
          <table:table-cell office:value-type="string" table:style-name="ce1">
            <text:p>Cgamma Cg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HIG-17-023</text:p>
          </table:table-cell>
          <table:table-cell office:value-type="string" table:style-name="ce1">
            <text:p>Z(ll)</text:p>
          </table:table-cell>
          <table:table-cell table:number-columns-repeated="16381" table:style-name="ce1"/>
        </table:table-row>
        <table:table-row table:number-rows-repeated="104853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i Tran</meta:initial-creator>
    <dc:creator>Ti Tran</dc:creator>
    <meta:creation-date>2018-11-16T07:18:57Z</meta:creation-date>
    <dc:date>2018-11-16T07:58:04Z</dc:date>
  </office:meta>
</office:document-meta>
</file>